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a78d5" officeooo:paragraph-rsid="001a78d5"/>
    </style:style>
    <style:style style:name="P2" style:family="paragraph" style:parent-style-name="Text_20_body" style:list-style-name="L1">
      <style:text-properties officeooo:rsid="001a78d5" officeooo:paragraph-rsid="001a78d5"/>
    </style:style>
    <style:style style:name="P3" style:family="paragraph" style:parent-style-name="Text_20_body" style:list-style-name="L1">
      <style:text-properties style:text-underline-style="solid" style:text-underline-width="auto" style:text-underline-color="font-color" officeooo:rsid="001a78d5" officeooo:paragraph-rsid="001a78d5"/>
    </style:style>
    <style:style style:name="P4" style:family="paragraph" style:parent-style-name="Text_20_body" style:list-style-name="L1">
      <style:text-properties style:text-underline-style="solid" style:text-underline-width="auto" style:text-underline-color="font-color" fo:font-weight="bold" officeooo:rsid="001a78d5" officeooo:paragraph-rsid="002172eb" style:font-weight-asian="bold" style:font-weight-complex="bold"/>
    </style:style>
    <style:style style:name="P5" style:family="paragraph" style:parent-style-name="Text_20_body" style:list-style-name="L1">
      <style:text-properties style:text-underline-style="none" officeooo:rsid="001a78d5" officeooo:paragraph-rsid="001a78d5"/>
    </style:style>
    <style:style style:name="P6" style:family="paragraph" style:parent-style-name="Text_20_body" style:list-style-name="L1">
      <style:text-properties style:text-underline-style="none" fo:font-weight="normal" officeooo:rsid="001a78d5" officeooo:paragraph-rsid="002172eb" style:font-weight-asian="normal" style:font-weight-complex="normal"/>
    </style:style>
    <style:style style:name="P7" style:family="paragraph" style:parent-style-name="Text_20_body" style:list-style-name="L1">
      <style:text-properties fo:font-style="italic" style:text-underline-style="solid" style:text-underline-width="auto" style:text-underline-color="font-color" fo:font-weight="bold" officeooo:rsid="002172eb" officeooo:paragraph-rsid="002172eb" style:font-style-asian="italic" style:font-weight-asian="bold" style:font-style-complex="italic" style:font-weight-complex="bold"/>
    </style:style>
    <style:style style:name="P8" style:family="paragraph" style:parent-style-name="Text_20_body" style:list-style-name="L1">
      <style:text-properties fo:font-style="italic" style:text-underline-style="solid" style:text-underline-width="auto" style:text-underline-color="font-color" fo:font-weight="bold" officeooo:rsid="001a78d5" officeooo:paragraph-rsid="002172eb" style:font-style-asian="italic" style:font-weight-asian="bold" style:font-style-complex="italic" style:font-weight-complex="bold"/>
    </style:style>
    <style:style style:name="P9" style:family="paragraph" style:parent-style-name="Text_20_body" style:list-style-name="L2">
      <style:text-properties fo:font-style="italic" style:text-underline-style="solid" style:text-underline-width="auto" style:text-underline-color="font-color" fo:font-weight="normal" officeooo:rsid="00226f19" officeooo:paragraph-rsid="00226f19" style:font-style-asian="italic" style:font-weight-asian="normal" style:font-style-complex="italic" style:font-weight-complex="normal"/>
    </style:style>
    <style:style style:name="P10" style:family="paragraph" style:parent-style-name="Text_20_body" style:list-style-name="L3">
      <style:text-properties fo:font-style="italic" style:text-underline-style="solid" style:text-underline-width="auto" style:text-underline-color="font-color" officeooo:rsid="00226f19" officeooo:paragraph-rsid="00226f19" style:font-style-asian="italic" style:font-style-complex="italic"/>
    </style:style>
    <style:style style:name="P11" style:family="paragraph" style:parent-style-name="Text_20_body" style:list-style-name="L1">
      <style:text-properties fo:font-style="italic" style:text-underline-style="none" fo:font-weight="normal" officeooo:rsid="002172eb" officeooo:paragraph-rsid="002172eb" style:font-style-asian="italic" style:font-weight-asian="normal" style:font-style-complex="italic" style:font-weight-complex="normal"/>
    </style:style>
    <style:style style:name="P12" style:family="paragraph" style:parent-style-name="Text_20_body" style:list-style-name="L1">
      <style:text-properties fo:font-style="italic" style:text-underline-style="none" fo:font-weight="normal" officeooo:rsid="001a78d5" officeooo:paragraph-rsid="002172eb" style:font-style-asian="italic" style:font-weight-asian="normal" style:font-style-complex="italic" style:font-weight-complex="normal"/>
    </style:style>
    <style:style style:name="P13" style:family="paragraph" style:parent-style-name="Text_20_body" style:list-style-name="L2">
      <style:text-properties fo:font-style="italic" style:text-underline-style="none" fo:font-weight="normal" officeooo:rsid="00226f19" officeooo:paragraph-rsid="00226f19" style:font-style-asian="italic" style:font-weight-asian="normal" style:font-style-complex="italic" style:font-weight-complex="normal"/>
    </style:style>
    <style:style style:name="P14" style:family="paragraph" style:parent-style-name="Text_20_body" style:list-style-name="L2">
      <style:text-properties fo:font-style="italic" style:text-underline-style="none" officeooo:rsid="00226f19" officeooo:paragraph-rsid="00226f19" style:font-style-asian="italic" style:font-style-complex="italic"/>
    </style:style>
    <style:style style:name="P15" style:family="paragraph" style:parent-style-name="Text_20_body" style:list-style-name="L1">
      <style:text-properties fo:font-style="normal" style:text-underline-style="none" fo:font-weight="bold" officeooo:rsid="002172eb" officeooo:paragraph-rsid="002172eb" style:font-style-asian="normal" style:font-weight-asian="bold" style:font-style-complex="normal" style:font-weight-complex="bold"/>
    </style:style>
    <style:style style:name="P16" style:family="paragraph" style:parent-style-name="Text_20_body" style:list-style-name="L1">
      <style:text-properties fo:font-style="normal" style:text-underline-style="none" fo:font-weight="normal" officeooo:rsid="002172eb" officeooo:paragraph-rsid="002172eb" style:font-style-asian="normal" style:font-weight-asian="normal" style:font-style-complex="normal" style:font-weight-complex="normal"/>
    </style:style>
    <style:style style:name="P17" style:family="paragraph" style:parent-style-name="Text_20_body" style:list-style-name="L2">
      <style:text-properties fo:font-style="normal" style:text-underline-style="none" fo:font-weight="normal" officeooo:rsid="002172eb" officeooo:paragraph-rsid="002172eb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fo:font-style="normal" style:text-underline-style="none" fo:font-weight="normal" officeooo:rsid="001a78d5" officeooo:paragraph-rsid="002172eb" style:font-style-asian="normal" style:font-weight-asian="normal" style:font-style-complex="normal" style:font-weight-complex="normal"/>
    </style:style>
    <style:style style:name="P19" style:family="paragraph" style:parent-style-name="Text_20_body" style:list-style-name="L2">
      <style:text-properties fo:font-style="normal" style:text-underline-style="none" fo:font-weight="normal" officeooo:rsid="00226f19" officeooo:paragraph-rsid="00226f19" style:font-style-asian="normal" style:font-weight-asian="normal" style:font-style-complex="normal" style:font-weight-complex="normal"/>
    </style:style>
    <style:style style:name="P20" style:family="paragraph" style:parent-style-name="Text_20_body" style:list-style-name="L3">
      <style:text-properties fo:font-style="normal" style:text-underline-style="none" officeooo:rsid="00226f19" officeooo:paragraph-rsid="00226f19" style:font-style-asian="normal" style:font-style-complex="normal"/>
    </style:style>
    <style:style style:name="P21" style:family="paragraph" style:parent-style-name="Text_20_body" style:list-style-name="L1">
      <style:text-properties fo:font-style="normal" officeooo:rsid="002172eb" officeooo:paragraph-rsid="002172eb" style:font-style-asian="normal" style:font-style-complex="normal"/>
    </style:style>
    <style:style style:name="P22" style:family="paragraph" style:parent-style-name="Text_20_body" style:list-style-name="L1">
      <style:text-properties fo:font-style="normal" style:text-underline-style="solid" style:text-underline-width="auto" style:text-underline-color="font-color" fo:font-weight="bold" officeooo:rsid="001a78d5" officeooo:paragraph-rsid="002172eb" style:font-style-asian="normal" style:font-weight-asian="bold" style:font-style-complex="normal" style:font-weight-complex="bold"/>
    </style:style>
    <style:style style:name="P23" style:family="paragraph" style:parent-style-name="Text_20_body" style:list-style-name="L1">
      <style:text-properties fo:font-style="normal" style:text-underline-style="solid" style:text-underline-width="auto" style:text-underline-color="font-color" fo:font-weight="bold" officeooo:rsid="002172eb" officeooo:paragraph-rsid="002172eb" style:font-style-asian="normal" style:font-weight-asian="bold" style:font-style-complex="normal" style:font-weight-complex="bold"/>
    </style:style>
    <style:style style:name="P24" style:family="paragraph" style:parent-style-name="Text_20_body" style:list-style-name="L3">
      <style:text-properties fo:font-style="normal" style:text-underline-style="solid" style:text-underline-width="auto" style:text-underline-color="font-color" officeooo:rsid="00226f19" officeooo:paragraph-rsid="00226f19" style:font-style-asian="normal" style:font-style-complex="normal"/>
    </style:style>
    <style:style style:name="P25" style:family="paragraph" style:parent-style-name="Text_20_body" style:list-style-name="L2">
      <style:text-properties fo:font-style="normal" style:text-underline-style="solid" style:text-underline-width="auto" style:text-underline-color="font-color" fo:font-weight="normal" officeooo:rsid="002172eb" officeooo:paragraph-rsid="002172eb" style:font-style-asian="normal" style:font-weight-asian="normal" style:font-style-complex="normal" style:font-weight-complex="normal"/>
    </style:style>
    <style:style style:name="P26" style:family="paragraph" style:parent-style-name="Text_20_body" style:list-style-name="L2">
      <style:text-properties officeooo:rsid="002172eb" officeooo:paragraph-rsid="002172eb"/>
    </style:style>
    <style:style style:name="P27" style:family="paragraph" style:parent-style-name="Heading_20_3">
      <style:text-properties style:text-underline-style="none" fo:font-weight="normal" officeooo:rsid="002172eb" officeooo:paragraph-rsid="002172eb" style:font-weight-asian="normal" style:font-weight-complex="normal"/>
    </style:style>
    <style:style style:name="P28" style:family="paragraph" style:parent-style-name="Heading_20_3">
      <style:text-properties fo:font-style="normal" style:text-underline-style="none" officeooo:rsid="00226f19" officeooo:paragraph-rsid="00226f19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2172eb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bf597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bf597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1fd405"/>
    </style:style>
    <style:style style:name="T16" style:family="text">
      <style:text-properties officeooo:rsid="002172eb"/>
    </style:style>
    <style:style style:name="T1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ájovci, ruchovci, lumírovci</text:p>
      <text:list xml:id="list3917102898880526653" text:style-name="L1">
        <text:list-item>
          <text:p text:style-name="P2">50. léta 19. století</text:p>
        </text:list-item>
        <text:list-item>
          <text:p text:style-name="P2">zmírnění cenzury</text:p>
        </text:list-item>
        <text:list-item>
          <text:p text:style-name="P2">říjnový diplom – náhrada ústavy, než bude vytvořena</text:p>
        </text:list-item>
        <text:list-item>
          <text:p text:style-name="P2">rakousko-uherské vyrovnání</text:p>
        </text:list-item>
      </text:list>
      <text:h text:style-name="P27" text:outline-level="3">Májovci</text:h>
      <text:list xml:id="list131115507401056" text:continue-numbering="true" text:style-name="L1">
        <text:list-item>
          <text:p text:style-name="P2">1858 – almanach <text:span text:style-name="T1">Máj</text:span></text:p>
          <text:list>
            <text:list-item>
              <text:p text:style-name="P2">sborník příspěvků českých autorů – <text:span text:style-name="T7">májovci</text:span></text:p>
            </text:list-item>
            <text:list-item>
              <text:p text:style-name="P2">upozorňuje na Máchovy kvality</text:p>
            </text:list-item>
            <text:list-item>
              <text:p text:style-name="P3">Jan Neruda<text:span text:style-name="T4">, </text:span>Vítězslav Hálek<text:span text:style-name="T4">, </text:span>J. V. Frič<text:span text:style-name="T4">, </text:span>Karolína Světlá</text:p>
            </text:list-item>
            <text:list-item>
              <text:p text:style-name="P5">váží si i Erbena, zahraničních romantiků (Poe, Hugo…) – vzory pro české literáty</text:p>
            </text:list-item>
            <text:list-item>
              <text:p text:style-name="P5">sami postupně přechází k realismu, začínají se orientovat na české prostředí</text:p>
            </text:list-item>
            <text:list-item>
              <text:p text:style-name="P5">řeší soudobá témata, nezabývají se historií</text:p>
            </text:list-item>
            <text:list-item>
              <text:p text:style-name="P5">sociální problémy, ženská emancipace, vědecký pokrok, <text:span text:style-name="T15">už žádná historie</text:span></text:p>
            </text:list-item>
          </text:list>
        </text:list-item>
        <text:list-item>
          <text:p text:style-name="P7"><text:span text:style-name="T12">J</text:span><text:span text:style-name="T11">an Neruda</text:span></text:p>
          <text:list>
            <text:list-item>
              <text:p text:style-name="P15">poezie:</text:p>
              <text:list>
                <text:list-item>
                  <text:p text:style-name="P11">Hřbitovní kvítí</text:p>
                  <text:list>
                    <text:list-item>
                      <text:p text:style-name="P16">hodně pochmurné</text:p>
                    </text:list-item>
                  </text:list>
                </text:list-item>
                <text:list-item>
                  <text:p text:style-name="P11">Knihy veršů</text:p>
                  <text:list>
                    <text:list-item>
                      <text:p text:style-name="P16">obsahuje sociální balady</text:p>
                    </text:list-item>
                  </text:list>
                </text:list-item>
                <text:list-item>
                  <text:p text:style-name="P11">Písně kosmické</text:p>
                  <text:list>
                    <text:list-item>
                      <text:p text:style-name="P16">uvažuje o vesmíru a rozumu, všechno jde vysvětlit, úcta k vesmíru</text:p>
                    </text:list-item>
                    <text:list-item>
                      <text:p text:style-name="P16">srovnává vesmír s lidmi (Mars x opilci)</text:p>
                    </text:list-item>
                  </text:list>
                </text:list-item>
                <text:list-item>
                  <text:p text:style-name="P11">Balady a romance</text:p>
                  <text:list>
                    <text:list-item>
                      <text:p text:style-name="P16">různorodé, rozbor mám zvlášť</text:p>
                    </text:list-item>
                    <text:list-item>
                      <text:p text:style-name="P16">před písemkou prolistovat</text:p>
                    </text:list-item>
                  </text:list>
                </text:list-item>
                <text:list-item>
                  <text:p text:style-name="P11">Prosté motivy</text:p>
                  <text:list>
                    <text:list-item>
                      <text:p text:style-name="P21"><text:span text:style-name="T6">4 </text:span><text:span text:style-name="T5">části podle ročních období, symbolizují život</text:span></text:p>
                    </text:list-item>
                  </text:list>
                </text:list-item>
                <text:list-item>
                  <text:p text:style-name="P11">Zpěvy páteční</text:p>
                  <text:list>
                    <text:list-item>
                      <text:p text:style-name="P16">o Velkém pátku</text:p>
                    </text:list-item>
                  </text:list>
                </text:list-item>
              </text:list>
            </text:list-item>
            <text:list-item>
              <text:p text:style-name="P15">próza</text:p>
              <text:list>
                <text:list-item>
                  <text:p text:style-name="P11">Povídky malostranské</text:p>
                </text:list-item>
                <text:list-item>
                  <text:p text:style-name="P11">Arabeska</text:p>
                </text:list-item>
                <text:list-item>
                  <text:p text:style-name="P16">jeho vlastní prostředí, dobré charakteristiky</text:p>
                </text:list-item>
              </text:list>
            </text:list-item>
            <text:list-item>
              <text:p text:style-name="P15">žurnalistika</text:p>
              <text:list>
                <text:list-item>
                  <text:p text:style-name="P16">fejeton</text:p>
                </text:list-item>
              </text:list>
            </text:list-item>
          </text:list>
        </text:list-item>
        <text:list-item>
          <text:p text:style-name="P4">Vítězslav Hálek</text:p>
          <text:list>
            <text:list-item>
              <text:p text:style-name="P6">ve své době hodně uznávaný</text:p>
            </text:list-item>
            <text:list-item>
              <text:p text:style-name="P6"><text:soft-page-break/>poezie, próza i dramata</text:p>
            </text:list-item>
            <text:list-item>
              <text:p text:style-name="P6">poezie</text:p>
              <text:list>
                <text:list-item>
                  <text:p text:style-name="P12">V přírodě</text:p>
                </text:list-item>
                <text:list-item>
                  <text:p text:style-name="P12">Večerní písně</text:p>
                </text:list-item>
                <text:list-item>
                  <text:p text:style-name="P18">hodně líbivá, <text:span text:style-name="T16">optimistická</text:span></text:p>
                </text:list-item>
              </text:list>
            </text:list-item>
            <text:list-item>
              <text:p text:style-name="P18">dramata</text:p>
              <text:list>
                <text:list-item>
                  <text:p text:style-name="P22"><text:span text:style-name="T5">v Prozatimním divadle (otevřeno 1862 jeho hrou </text:span><text:span text:style-name="T2">Král Vukašín</text:span><text:span text:style-name="T5"> – </text:span><text:span text:style-name="T6">srbské dějiny</text:span><text:span text:style-name="T5">)</text:span></text:p>
                </text:list-item>
              </text:list>
            </text:list-item>
            <text:list-item>
              <text:p text:style-name="P18">próza</text:p>
              <text:list>
                <text:list-item>
                  <text:p text:style-name="P8"><text:span text:style-name="T5">Muzikantská Liduška</text:span><text:span text:style-name="T8"> – povídka, </text:span><text:span text:style-name="T9">rodiče nutí Lidušku k sňatku</text:span></text:p>
                </text:list-item>
              </text:list>
            </text:list-item>
          </text:list>
        </text:list-item>
        <text:list-item>
          <text:p text:style-name="P23">Krolína Světlá</text:p>
          <text:list>
            <text:list-item>
              <text:p text:style-name="P16">pravé jméno Johana Rottová</text:p>
            </text:list-item>
            <text:list-item>
              <text:p text:style-name="P16">romány, povídky (městské prostředí, Podještědí)</text:p>
            </text:list-item>
            <text:list-item>
              <text:p text:style-name="P16">cyklus ještědských románů</text:p>
              <text:list>
                <text:list-item>
                  <text:p text:style-name="P11">Kříž u potoka</text:p>
                </text:list-item>
                <text:list-item>
                  <text:p text:style-name="P7"><text:span text:style-name="T5">Frantina – </text:span><text:span text:style-name="T8">starostka vesnice, její snoubenec je lupič</text:span></text:p>
                </text:list-item>
                <text:list-item>
                  <text:p text:style-name="P11">Nemodlenec</text:p>
                </text:list-item>
                <text:list-item>
                  <text:p text:style-name="P11">Vesnický román</text:p>
                </text:list-item>
              </text:list>
            </text:list-item>
            <text:list-item>
              <text:p text:style-name="P16">ženské hrdinky, konflikt osobní štěstí x vyšší dobro, morálka – vyhrává</text:p>
            </text:list-item>
          </text:list>
        </text:list-item>
        <text:list-item>
          <text:p text:style-name="P23">Jakub Arbes</text:p>
          <text:list>
            <text:list-item>
              <text:p text:style-name="P16">romaneto – novela se záhadou, na konci vysvětlena logicky pomocí vědy a techniky</text:p>
              <text:list>
                <text:list-item>
                  <text:p text:style-name="P11">Svatý Xaverius</text:p>
                </text:list-item>
                <text:list-item>
                  <text:p text:style-name="P11">Etiopská <text:s/>lilie</text:p>
                </text:list-item>
                <text:list-item>
                  <text:p text:style-name="P11">Newonův mozek</text:p>
                </text:list-item>
                <text:list-item>
                  <text:p text:style-name="P11">Ďábel na skřipci</text:p>
                </text:list-item>
              </text:list>
            </text:list-item>
          </text:list>
        </text:list-item>
      </text:list>
      <text:h text:style-name="P27" text:outline-level="3">Ruchovci</text:h>
      <text:list xml:id="list8525137714547304077" text:style-name="L2">
        <text:list-item>
          <text:p text:style-name="P26"><text:span text:style-name="T5">almanach Ruch – sestavil </text:span><text:span text:style-name="T13">Josef Václav Sládek</text:span></text:p>
        </text:list-item>
        <text:list-item>
          <text:p text:style-name="P17">národní literatura</text:p>
        </text:list-item>
        <text:list-item>
          <text:p text:style-name="P17">cíl je vychovávat a vzdělávat v duchu vlastneckých cílů</text:p>
        </text:list-item>
        <text:list-item>
          <text:p text:style-name="P17">historie, politika</text:p>
        </text:list-item>
        <text:list-item>
          <text:p text:style-name="P17">překládali cizí literaturu</text:p>
        </text:list-item>
        <text:list-item>
          <text:p text:style-name="P25">Svatopluk Čech</text:p>
          <text:list>
            <text:list-item>
              <text:p text:style-name="P17">epika i lyrika</text:p>
            </text:list-item>
            <text:list-item>
              <text:p text:style-name="P17">próza i poezie</text:p>
            </text:list-item>
            <text:list-item>
              <text:p text:style-name="P14"><text:span text:style-name="T17">Hanuman</text:span><text:span text:style-name="T14"> – o opicích, které se rozhodnou chovat jako lidé</text:span></text:p>
            </text:list-item>
            <text:list-item>
              <text:p text:style-name="P14"><text:span text:style-name="T17">Ve stínu lípy</text:span><text:span text:style-name="T14"> – soubor básnických povídek</text:span></text:p>
            </text:list-item>
            <text:list-item>
              <text:p text:style-name="P13">Výlet pana Broučka do Měsíce</text:p>
              <text:p text:style-name="P13">Nový epochální výlet pana Broučka, tentokráte do 15. století</text:p>
              <text:list>
                <text:list-item>
                  <text:p text:style-name="P19">Brouček je pivní vlastenec, je opilý</text:p>
                </text:list-item>
              </text:list>
            </text:list-item>
          </text:list>
        </text:list-item>
        <text:list-item>
          <text:p text:style-name="P9"><text:span text:style-name="T11">Eliška Krásnohoská</text:span><text:span text:style-name="T10"> – libreta Smetanových oper</text:span></text:p>
        </text:list-item>
      </text:list>
      <text:h text:style-name="P28" text:outline-level="3"><text:soft-page-break/>Lumírovci</text:h>
      <text:list xml:id="list522660020356481307" text:style-name="L3">
        <text:list-item>
          <text:p text:style-name="P20">časopis Lumír</text:p>
        </text:list-item>
        <text:list-item>
          <text:p text:style-name="P20">cíl: obohacovat citově a duševně (estetický)</text:p>
        </text:list-item>
        <text:list-item>
          <text:p text:style-name="P20">škola kosmopolitní</text:p>
        </text:list-item>
        <text:list-item>
          <text:p text:style-name="P20">překlady a náměty ze zahraničí</text:p>
        </text:list-item>
        <text:list-item>
          <text:p text:style-name="P20">parnasismus – umění pro umění – zachovat krásu a čistotu formy</text:p>
        </text:list-item>
        <text:list-item>
          <text:p text:style-name="P24">Jaroslav Vrchlický</text:p>
          <text:list>
            <text:list-item>
              <text:p text:style-name="P10"><text:span text:style-name="T4">Zlomky epopeje –</text:span><text:span text:style-name="T10"> básně, historie</text:span></text:p>
            </text:list-item>
            <text:list-item>
              <text:p text:style-name="P10"><text:span text:style-name="T4">Noc na Karlštejně</text:span><text:span text:style-name="T10"> – divadelní hra</text:span></text:p>
            </text:list-item>
            <text:list-item>
              <text:p text:style-name="P20">milostná poezie</text:p>
            </text:list-item>
            <text:list-item>
              <text:p text:style-name="P20">překlady – důraz na formu</text:p>
            </text:list-item>
          </text:list>
        </text:list-item>
        <text:list-item>
          <text:p text:style-name="P24">Julius Zeyer</text:p>
          <text:list>
            <text:list-item>
              <text:p text:style-name="P20">mýty a pověsti</text:p>
            </text:list-item>
          </text:list>
        </text:list-item>
        <text:list-item>
          <text:p text:style-name="P24">Josef Václav Sládek</text:p>
          <text:list>
            <text:list-item>
              <text:p text:style-name="P20">původně ruchovec</text:p>
            </text:list-item>
            <text:list-item>
              <text:p text:style-name="P20">kritizuje zacházení s původními obyvateli Ameriky</text:p>
            </text:list-item>
            <text:list-item>
              <text:p text:style-name="P10"><text:span text:style-name="T4">Selské písně, České znělky – </text:span><text:span text:style-name="T10">venkov</text:span></text:p>
            </text:list-item>
            <text:list-item>
              <text:p text:style-name="P24"><text:span text:style-name="T4">tvorba pro děti – </text:span><text:span text:style-name="T3">Skřivančí písně, Zvony a zvonky</text:span></text:p>
            </text:list-item>
            <text:list-item>
              <text:p text:style-name="P20">překlady Sheakspeara – důraz na obsah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08:50:55.909185527</meta:creation-date>
    <meta:editing-duration>P2DT4H43M1S</meta:editing-duration>
    <meta:editing-cycles>4</meta:editing-cycles>
    <meta:generator>LibreOffice/4.2.8.2$Linux_X86_64 LibreOffice_project/420m0$Build-2</meta:generator>
    <dc:date>2015-09-04T13:11:14.269821761</dc:date>
    <meta:document-statistic meta:table-count="0" meta:image-count="0" meta:object-count="0" meta:page-count="3" meta:paragraph-count="96" meta:word-count="484" meta:character-count="2803" meta:non-whitespace-character-count="2485"/>
  </office:meta>
</office:document-meta>
</file>